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ghp_zVDnPbdElR7KHsp0AtmCl8WxOomFxb20YhR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9:47:12.495608694</meta:creation-date>
    <dc:date>2022-06-13T18:29:15.714593938</dc:date>
    <meta:editing-duration>PT2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